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>
      <style:text-properties fo:font-size="10.5pt" style:font-size-asian="10.5pt" style:font-size-complex="10.5pt"/>
    </style:style>
    <style:style style:name="P4" style:family="paragraph" style:parent-style-name="List_20_Paragraph" style:list-style-name="WWNum1">
      <style:text-properties fo:font-size="10.5pt" officeooo:rsid="00137fa2" officeooo:paragraph-rsid="00137fa2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7fa2" style:font-weight-asian="bold" style:font-weight-complex="bold"/>
    </style:style>
    <style:style style:name="T3" style:family="text">
      <style:text-properties fo:font-weight="bold" officeooo:rsid="00168147" style:font-weight-asian="bold" style:font-weight-complex="bold"/>
    </style:style>
    <style:style style:name="T4" style:family="text">
      <style:text-properties officeooo:rsid="0012da0b"/>
    </style:style>
    <style:style style:name="T5" style:family="text">
      <style:text-properties officeooo:rsid="00137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na Shah- 1213348511</text:p>
      <text:p text:style-name="Standard">Sharvil Shah-1213398171</text:p>
      <text:p text:style-name="P1">Steps to follow while executing the program</text:p>
      <text:list xml:id="list6769789666211072578" text:style-name="WWNum1">
        <text:list-item>
          <text:p text:style-name="P3">As a root user type make in the terminal window in the same directory where the files are stored. Do <text:span text:style-name="T1">make</text:span>.</text:p>
        </text:list-item>
        <text:list-item>
          <text:p text:style-name="P3">Copy the executable file <text:span text:style-name="T4">to</text:span> the board. The code is<text:span text:style-name="T1"> ssh (executable path name) root@(static address):/</text:span><text:span text:style-name="T2">(file directory)</text:span>.</text:p>
        </text:list-item>
        <text:list-item>
          <text:p text:style-name="P4">For HC-SR04 connect echo pin to IO and 3 Trigger pin to IO2. Also for Max 7221, connect DIN at IO 11, CS pin at IO12 and CLK at IO 13.</text:p>
        </text:list-item>
        <text:list-item>
          <text:p text:style-name="P3">In the root quark change the directory to <text:span text:style-name="T5">the one given during the command to copy the executable file</text:span>.</text:p>
        </text:list-item>
        <text:list-item>
          <text:p text:style-name="P3">To run the file type <text:span text:style-name="T1">./</text:span><text:span text:style-name="T3">senso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aShah</meta:initial-creator>
    <meta:editing-cycles>14</meta:editing-cycles>
    <meta:creation-date>2017-09-24T23:44:00</meta:creation-date>
    <dc:date>2017-11-10T20:41:06.521298671</dc:date>
    <meta:editing-duration>PT32M18S</meta:editing-duration>
    <meta:generator>LibreOffice/5.1.6.2$Linux_X86_64 LibreOffice_project/10m0$Build-2</meta:generator>
    <meta:document-statistic meta:table-count="0" meta:image-count="0" meta:object-count="0" meta:page-count="1" meta:paragraph-count="8" meta:word-count="111" meta:character-count="582" meta:non-whitespace-character-count="4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